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15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left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2cm" draw:marker-start-width="0.23cm" draw:marker-end="Arrow" draw:marker-end-width="0.1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xml:id="id1" draw:id="id1" draw:layer="layout" svg:width="0.693cm" svg:height="0.534cm" svg:x="5.001cm" svg:y="0.026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" xml:id="id2" draw:id="id2" draw:layer="layout" svg:width="0.629cm" svg:height="0.474cm" svg:x="6.371cm" svg:y="0.052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connector draw:style-name="gr2" draw:text-style-name="P1" draw:layer="layout" draw:type="line" svg:x1="5.694cm" svg:y1="0.293cm" svg:x2="6.371cm" svg:y2="0.289cm" draw:start-shape="id1" draw:start-glue-point="1" draw:end-shape="id2" draw:end-glue-point="3" svg:d="m5694 293 677-4" svg:viewBox="0 0 678 5">
            <text:p/>
          </draw:connector>
          <draw:frame draw:style-name="gr1" xml:id="id3" draw:id="id3" draw:layer="layout" svg:width="0.621cm" svg:height="0.534cm" svg:x="6.494cm" svg:y="0.651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connector draw:style-name="gr2" draw:text-style-name="P1" draw:layer="layout" draw:type="line" svg:x1="5.694cm" svg:y1="0.293cm" svg:x2="6.494cm" svg:y2="0.918cm" draw:start-shape="id1" draw:start-glue-point="1" draw:end-shape="id3" draw:end-glue-point="3" svg:d="m5694 293 800 625" svg:viewBox="0 0 801 626">
            <text:p/>
          </draw:connector>
        </draw:g>
        <draw:g>
          <draw:frame draw:style-name="gr1" xml:id="id4" draw:id="id4" draw:layer="layout" svg:width="0.693cm" svg:height="0.534cm" svg:x="8cm" svg:y="-0.00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" xml:id="id5" draw:id="id5" draw:layer="layout" svg:width="0.629cm" svg:height="0.474cm" svg:x="9.37cm" svg:y="0.01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onnector draw:style-name="gr2" draw:text-style-name="P1" draw:layer="layout" draw:type="line" svg:x1="8.693cm" svg:y1="0.259cm" svg:x2="9.37cm" svg:y2="0.255cm" draw:start-shape="id4" draw:start-glue-point="1" draw:end-shape="id5" draw:end-glue-point="3" svg:d="m8693 259 677-4" svg:viewBox="0 0 678 5">
            <text:p/>
          </draw:connector>
          <draw:frame draw:style-name="gr1" xml:id="id7" draw:id="id7" draw:layer="layout" svg:width="0.627cm" svg:height="0.534cm" svg:x="9.375cm" svg:y="1.242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connector draw:style-name="gr2" draw:text-style-name="P1" draw:layer="layout" draw:type="line" svg:x1="8.657cm" svg:y1="1.483cm" svg:x2="9.375cm" svg:y2="1.509cm" draw:start-shape="id6" draw:start-glue-point="1" draw:end-shape="id7" draw:end-glue-point="3" svg:d="m8657 1483 718 26" svg:viewBox="0 0 719 27">
            <text:p/>
          </draw:connector>
          <draw:connector draw:style-name="gr3" draw:text-style-name="P1" draw:layer="layout" draw:type="line" svg:x1="8.346cm" svg:y1="0.526cm" svg:x2="8.328cm" svg:y2="1.216cm" draw:start-shape="id4" draw:start-glue-point="2" draw:end-shape="id6" draw:end-glue-point="0" svg:d="m8346 526-18 690" svg:viewBox="0 0 19 691">
            <text:p/>
          </draw:connector>
          <draw:frame draw:style-name="gr1" xml:id="id6" draw:id="id6" draw:layer="layout" svg:width="0.657cm" svg:height="0.534cm" svg:x="8cm" svg:y="1.21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custom-shape draw:style-name="gr4" draw:text-style-name="P2" xml:id="id8" draw:id="id8" draw:layer="layout" svg:width="0.5cm" svg:height="0.5cm" svg:x="0.625cm" svg:y="0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5cm" svg:height="0.5cm" svg:x="3.125cm" svg:y="0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draw:type="line" svg:x1="1.125cm" svg:y1="0.784cm" svg:x2="3.125cm" svg:y2="0.784cm" draw:start-shape="id8" draw:start-glue-point="10" draw:end-shape="id9" draw:end-glue-point="6" svg:d="m1125 784h2000" svg:viewBox="0 0 2001 1">
            <text:p/>
          </draw:connector>
          <draw:frame draw:style-name="gr1" draw:layer="layout" svg:width="1.77cm" svg:height="0.534cm" svg:x="0cm" svg:y="0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1" draw:layer="layout" svg:width="1.752cm" svg:height="0.534cm" svg:x="2.498cm" svg:y="0.034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1" draw:layer="layout" svg:width="1.201cm" svg:height="0.474cm" svg:x="1.549cm" svg:y="0.909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</draw:page>
      <draw:page draw:name="page2" draw:style-name="dp1" draw:master-page-name="Default">
        <draw:g>
          <draw:custom-shape draw:style-name="gr4" draw:text-style-name="P2" xml:id="id10" draw:id="id10" draw:layer="layout" svg:width="0.5cm" svg:height="0.5cm" svg:x="0.625cm" svg:y="0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" draw:id="id11" draw:layer="layout" svg:width="0.5cm" svg:height="0.5cm" svg:x="3.125cm" svg:y="0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draw:type="line" svg:x1="1.125cm" svg:y1="0.784cm" svg:x2="3.125cm" svg:y2="0.784cm" draw:start-shape="id10" draw:start-glue-point="10" draw:end-shape="id11" draw:end-glue-point="6" svg:d="m1125 784h2000" svg:viewBox="0 0 2001 1">
            <text:p/>
          </draw:connector>
          <draw:frame draw:style-name="gr1" draw:layer="layout" svg:width="1.77cm" svg:height="0.534cm" svg:x="0cm" svg:y="0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style-name="gr1" draw:layer="layout" svg:width="1.752cm" svg:height="0.534cm" svg:x="2.498cm" svg:y="0.034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style-name="gr1" draw:layer="layout" svg:width="1.201cm" svg:height="0.474cm" svg:x="1.549cm" svg:y="0.909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custom-shape draw:style-name="gr5" draw:text-style-name="P3" xml:id="id12" draw:id="id12" draw:layer="layout" svg:width="1.25cm" svg:height="0.625cm" svg:x="2.75cm" svg:y="4.25cm">
            <text:p text:style-name="P3">node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>
            <draw:g>
              <draw:custom-shape draw:style-name="gr6" draw:text-style-name="P4" xml:id="id13" draw:id="id13" draw:layer="layout" svg:width="2.25cm" svg:height="0.75cm" svg:x="0.125cm" svg:y="5.125cm">
                <text:p text:style-name="P4"><text:span text:style-name="T1">particle</text:span><text:span text:style-name="T1"><text:line-break/></text:span><text:span text:style-name="T1">positions</text:span></text:p>
                <draw:enhanced-geometry svg:viewBox="0 0 21600 21600" draw:type="rectangle" draw:enhanced-path="M 0 0 L 21600 0 21600 21600 0 21600 0 0 Z N"/>
              </draw:custom-shape>
              <draw:frame draw:style-name="gr1" draw:layer="layout" svg:width="0.689cm" svg:height="0.53cm" svg:x="1.686cm" svg:y="5.22cm">
                <draw:object xlink:href="./Object 11" xlink:type="simple" xlink:show="embed" xlink:actuate="onLoad"/>
                <draw:image xlink:href="./ObjectReplacements/Object 11" xlink:type="simple" xlink:show="embed" xlink:actuate="onLoad"/>
              </draw:frame>
            </draw:g>
          </draw:g>
          <draw:g>
            <draw:frame draw:style-name="gr1" draw:layer="layout" svg:width="0.629cm" svg:height="0.474cm" svg:x="3.625cm" svg:y="5.25cm"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  <draw:custom-shape draw:style-name="gr6" draw:text-style-name="P5" xml:id="id14" draw:id="id14" draw:layer="layout" svg:width="1.75cm" svg:height="0.75cm" svg:x="2.5cm" svg:y="5.125cm">
              <text:p text:style-name="P5"><text:span text:style-name="T2">mass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layer="layout" svg:width="0.621cm" svg:height="0.534cm" svg:x="5.625cm" svg:y="5.25cm"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  <draw:custom-shape draw:style-name="gr6" draw:text-style-name="P5" xml:id="id15" draw:id="id15" draw:layer="layout" svg:width="1.875cm" svg:height="0.75cm" svg:x="4.375cm" svg:y="5.125cm">
              <text:p text:style-name="P5"><text:span text:style-name="T2">spring</text:span><text:span text:style-name="T2"><text:line-break/></text:span><text:span text:style-name="T2">force</text:span></text:p>
              <draw:enhanced-geometry svg:viewBox="0 0 21600 21600" draw:type="rectangle" draw:enhanced-path="M 0 0 L 21600 0 21600 21600 0 21600 0 0 Z N"/>
            </draw:custom-shape>
          </draw:g>
          <draw:connector draw:style-name="gr2" draw:text-style-name="P3" draw:layer="layout" draw:type="line" svg:x1="3.375cm" svg:y1="4.875cm" svg:x2="1.25cm" svg:y2="5.125cm" draw:start-shape="id12" draw:start-glue-point="6" draw:end-shape="id13" draw:end-glue-point="0" svg:d="m3375 4875-2125 250" svg:viewBox="0 0 2126 251">
            <text:p/>
          </draw:connector>
          <draw:connector draw:style-name="gr2" draw:text-style-name="P3" draw:layer="layout" draw:type="line" svg:x1="3.375cm" svg:y1="4.875cm" svg:x2="3.375cm" svg:y2="5.125cm" draw:start-shape="id12" draw:start-glue-point="6" draw:end-shape="id14" draw:end-glue-point="0" svg:d="m3375 4875v250" svg:viewBox="0 0 1 251">
            <text:p/>
          </draw:connector>
          <draw:connector draw:style-name="gr2" draw:text-style-name="P3" draw:layer="layout" draw:type="line" svg:x1="3.375cm" svg:y1="4.875cm" svg:x2="5.312cm" svg:y2="5.125cm" draw:start-shape="id12" draw:start-glue-point="6" draw:end-shape="id15" draw:end-glue-point="0" svg:d="m3375 4875 1937 250" svg:viewBox="0 0 1938 251">
            <text:p/>
          </draw:connector>
        </draw:g>
        <draw:g>
          <draw:custom-shape draw:style-name="gr5" draw:text-style-name="P3" xml:id="id16" draw:id="id16" draw:layer="layout" svg:width="1.25cm" svg:height="0.625cm" svg:x="10.25cm" svg:y="0.133cm">
            <text:p text:style-name="P3">node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3" xml:id="id19" draw:id="id19" draw:layer="layout" svg:width="1.25cm" svg:height="0.625cm" svg:x="11.75cm" svg:y="1.125cm">
            <text:p text:style-name="P3">node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 xml:id="id21" draw:id="id21">
            <draw:g>
              <draw:frame draw:style-name="gr1" draw:layer="layout" svg:width="0.657cm" svg:height="0.534cm" svg:x="11.968cm" svg:y="2.25cm">
                <draw:object xlink:href="./Object 14" xlink:type="simple" xlink:show="embed" xlink:actuate="onLoad"/>
                <draw:image xlink:href="./ObjectReplacements/Object 14" xlink:type="simple" xlink:show="embed" xlink:actuate="onLoad"/>
              </draw:frame>
              <draw:custom-shape draw:style-name="gr6" draw:text-style-name="P5" draw:layer="layout" svg:width="2.375cm" svg:height="0.75cm" svg:x="10.25cm" svg:y="2.125cm">
                <text:p text:style-name="P5">line</text:p>
                <text:p text:style-name="P5">extension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20" draw:id="id20">
            <draw:frame draw:style-name="gr7" draw:text-style-name="P6" draw:layer="layout" svg:width="1.852cm" svg:height="0.75cm" svg:x="8.25cm" svg:y="2.125cm">
              <draw:text-box>
                <text:p text:style-name="P6">mapping</text:p>
              </draw:text-box>
            </draw:frame>
            <draw:custom-shape draw:style-name="gr8" draw:text-style-name="P5" draw:layer="layout" svg:width="1.625cm" svg:height="0.727cm" svg:x="8.375cm" svg:y="2.125cm">
              <text:p/>
              <draw:enhanced-geometry svg:viewBox="0 0 21600 21600" draw:type="rectangle" draw:enhanced-path="M 0 0 L 21600 0 21600 21600 0 21600 0 0 Z N"/>
            </draw:custom-shape>
          </draw:g>
          <draw:g xml:id="id17" draw:id="id17">
            <draw:g>
              <draw:custom-shape draw:style-name="gr6" draw:text-style-name="P5" draw:layer="layout" svg:width="2.25cm" svg:height="0.75cm" svg:x="6.871cm" svg:y="1.125cm">
                <text:p text:style-name="P5"><text:span text:style-name="T2">particle</text:span><text:span text:style-name="T2"><text:line-break/></text:span><text:span text:style-name="T2">positions</text:span></text:p>
                <draw:enhanced-geometry svg:viewBox="0 0 21600 21600" draw:type="rectangle" draw:enhanced-path="M 0 0 L 21600 0 21600 21600 0 21600 0 0 Z N"/>
              </draw:custom-shape>
              <draw:frame draw:style-name="gr1" draw:layer="layout" svg:width="0.689cm" svg:height="0.53cm" svg:x="8.432cm" svg:y="1.22cm">
                <draw:object xlink:href="./Object 15" xlink:type="simple" xlink:show="embed" xlink:actuate="onLoad"/>
                <draw:image xlink:href="./ObjectReplacements/Object 15" xlink:type="simple" xlink:show="embed" xlink:actuate="onLoad"/>
              </draw:frame>
            </draw:g>
          </draw:g>
          <draw:g xml:id="id18" draw:id="id18">
            <draw:frame draw:style-name="gr1" draw:layer="layout" svg:width="0.629cm" svg:height="0.474cm" svg:x="10.371cm" svg:y="1.25cm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  <draw:custom-shape draw:style-name="gr6" draw:text-style-name="P5" draw:layer="layout" svg:width="1.75cm" svg:height="0.75cm" svg:x="9.246cm" svg:y="1.125cm">
              <text:p text:style-name="P5"><text:span text:style-name="T2">mass</text:span></text:p>
              <draw:enhanced-geometry svg:viewBox="0 0 21600 21600" draw:type="rectangle" draw:enhanced-path="M 0 0 L 21600 0 21600 21600 0 21600 0 0 Z N"/>
            </draw:custom-shape>
          </draw:g>
          <draw:connector draw:style-name="gr2" draw:text-style-name="P5" draw:layer="layout" draw:type="line" svg:x1="10.875cm" svg:y1="0.758cm" svg:x2="7.996cm" svg:y2="1.125cm" draw:start-shape="id16" draw:start-glue-point="6" draw:end-shape="id17" draw:end-glue-point="0" svg:d="m10875 758-2879 367" svg:viewBox="0 0 2880 368">
            <text:p/>
          </draw:connector>
          <draw:connector draw:style-name="gr2" draw:text-style-name="P5" draw:layer="layout" draw:type="line" svg:x1="10.123cm" svg:y1="1.125cm" svg:x2="10.875cm" svg:y2="0.758cm" draw:start-shape="id18" draw:start-glue-point="0" draw:end-shape="id16" draw:end-glue-point="6" svg:d="m10123 1125 752-367" svg:viewBox="0 0 753 368">
            <text:p/>
          </draw:connector>
          <draw:connector draw:style-name="gr2" draw:text-style-name="P5" draw:layer="layout" draw:type="line" svg:x1="12.375cm" svg:y1="1.125cm" svg:x2="10.875cm" svg:y2="0.758cm" draw:start-shape="id19" draw:start-glue-point="4" draw:end-shape="id16" draw:end-glue-point="6" svg:d="m12375 1125-1500-367" svg:viewBox="0 0 1501 368">
            <text:p/>
          </draw:connector>
          <draw:connector draw:style-name="gr2" draw:text-style-name="P5" draw:layer="layout" draw:type="line" svg:x1="9.176cm" svg:y1="2.125cm" svg:x2="12.375cm" svg:y2="1.75cm" draw:start-shape="id20" draw:start-glue-point="0" draw:end-shape="id19" draw:end-glue-point="6" svg:d="m9176 2125 3199-375" svg:viewBox="0 0 3200 376">
            <text:p/>
          </draw:connector>
          <draw:connector draw:style-name="gr2" draw:text-style-name="P5" draw:layer="layout" draw:type="line" svg:x1="11.437cm" svg:y1="2.125cm" svg:x2="12.375cm" svg:y2="1.75cm" draw:start-shape="id21" draw:start-glue-point="0" draw:end-shape="id19" draw:end-glue-point="6" svg:d="m11437 2125 938-375" svg:viewBox="0 0 939 376">
            <text:p/>
          </draw:connector>
          <draw:g xml:id="id22" draw:id="id22">
            <draw:g>
              <draw:frame draw:style-name="gr1" draw:layer="layout" svg:width="0.633cm" svg:height="0.534cm" svg:x="14.242cm" svg:y="2.25cm">
                <draw:object xlink:href="./Object 17" xlink:type="simple" xlink:show="embed" xlink:actuate="onLoad"/>
                <draw:image xlink:href="./ObjectReplacements/Object 17" xlink:type="simple" xlink:show="embed" xlink:actuate="onLoad"/>
              </draw:frame>
              <draw:custom-shape draw:style-name="gr6" draw:text-style-name="P5" draw:layer="layout" svg:width="2.125cm" svg:height="0.75cm" svg:x="12.75cm" svg:y="2.125cm">
                <text:p text:style-name="P5">material<text:line-break/>law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2" draw:text-style-name="P5" draw:layer="layout" draw:type="line" svg:x1="13.812cm" svg:y1="2.125cm" svg:x2="12.375cm" svg:y2="1.75cm" draw:start-shape="id22" draw:start-glue-point="0" draw:end-shape="id19" draw:end-glue-point="6" svg:d="m13812 2125-1437-375" svg:viewBox="0 0 1438 376">
            <text:p/>
          </draw:connector>
        </draw:g>
      </draw:page>
      <draw:page draw:name="page3" draw:style-name="dp1" draw:master-page-name="Default">
        <draw:polygon draw:style-name="gr9" draw:text-style-name="P2" draw:layer="layout" svg:width="3.499cm" svg:height="1.999cm" svg:x="1cm" svg:y="0.5cm" svg:viewBox="0 0 3500 2000" draw:points="0,500 2000,2000 3500,0">
          <text:p/>
        </draw:polygon>
        <draw:polygon draw:style-name="gr9" draw:text-style-name="P2" draw:layer="layout" svg:width="3.999cm" svg:height="1.999cm" svg:x="3cm" svg:y="0.5cm" svg:viewBox="0 0 4000 2000" draw:points="4000,2000 1500,0 0,2000">
          <text:p/>
        </draw:polygon>
        <draw:custom-shape draw:style-name="gr10" draw:text-style-name="P2" draw:layer="layout" svg:width="0.25cm" svg:height="0.25cm" svg:x="4.375cm" svg:y="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5cm" svg:height="0.25cm" svg:x="0.875cm" svg:y="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5cm" svg:height="0.25cm" svg:x="2.8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5cm" svg:height="0.25cm" svg:x="6.8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2.25cm" svg:y1="1.25cm" svg:x2="2.25cm" svg:y2="0.125cm">
          <text:p/>
        </draw:line>
        <draw:line draw:style-name="gr11" draw:text-style-name="P2" draw:layer="layout" svg:x1="2.25cm" svg:y1="1.25cm" svg:x2="3.375cm" svg:y2="1.5cm">
          <text:p/>
        </draw:line>
        <draw:line draw:style-name="gr11" draw:text-style-name="P2" draw:layer="layout" svg:x1="4.375cm" svg:y1="2.125cm" svg:x2="4cm" svg:y2="1.625cm">
          <text:p/>
        </draw:line>
        <draw:line draw:style-name="gr11" draw:text-style-name="P2" draw:layer="layout" svg:x1="4.375cm" svg:y1="2.125cm" svg:x2="5.75cm" svg:y2="1.875cm">
          <text:p/>
        </draw:line>
        <draw:polygon draw:style-name="gr9" draw:text-style-name="P2" draw:layer="layout" svg:width="3.499cm" svg:height="1.999cm" svg:x="9cm" svg:y="0.5cm" svg:viewBox="0 0 3500 2000" draw:points="0,500 2000,2000 3500,0">
          <text:p/>
        </draw:polygon>
        <draw:polygon draw:style-name="gr9" draw:text-style-name="P2" draw:layer="layout" svg:width="3.999cm" svg:height="1.999cm" svg:x="11cm" svg:y="0.5cm" svg:viewBox="0 0 4000 2000" draw:points="4000,2000 1500,0 0,2000">
          <text:p/>
        </draw:polygon>
        <draw:custom-shape draw:style-name="gr10" draw:text-style-name="P2" draw:layer="layout" svg:width="0.25cm" svg:height="0.25cm" svg:x="12.375cm" svg:y="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5cm" svg:height="0.25cm" svg:x="8.875cm" svg:y="0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5cm" svg:height="0.25cm" svg:x="10.8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25cm" svg:height="0.25cm" svg:x="14.875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0.25cm" svg:y1="1.25cm" svg:x2="10.25cm" svg:y2="0.125cm">
          <text:p/>
        </draw:line>
        <draw:line draw:style-name="gr11" draw:text-style-name="P2" draw:layer="layout" svg:x1="10.25cm" svg:y1="1.25cm" svg:x2="11.375cm" svg:y2="1.5cm">
          <text:p/>
        </draw:line>
        <draw:line draw:style-name="gr11" draw:text-style-name="P2" draw:layer="layout" svg:x1="12.375cm" svg:y1="2.125cm" svg:x2="12cm" svg:y2="1.625cm">
          <text:p/>
        </draw:line>
        <draw:line draw:style-name="gr11" draw:text-style-name="P2" draw:layer="layout" svg:x1="12.375cm" svg:y1="2.125cm" svg:x2="13.75cm" svg:y2="1.8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faure </meta:initial-creator>
    <meta:creation-date>2012-04-19T16:46:23</meta:creation-date>
    <dc:date>2013-05-27T17:43:49</dc:date>
    <dc:creator>francois faure</dc:creator>
    <meta:editing-duration>PT12H54M37S</meta:editing-duration>
    <meta:editing-cycles>36</meta:editing-cycles>
    <meta:generator>LibreOffice/3.5$Linux_X86_64 LibreOffice_project/350m1$Build-2</meta:generator>
    <meta:document-statistic meta:object-count="90"/>
  </office:meta>
</office:document-meta>
</file>

<file path=Object 1/content.xml><?xml version="1.0" encoding="utf-8"?>
<math xmlns="http://www.w3.org/1998/Math/MathML">
  <semantics>
    <mrow>
      <msub>
        <mi>X</mi>
        <mrow>
          <mi>p</mi>
        </mrow>
      </msub>
    </mrow>
    <annotation encoding="StarMath 5.0">X_{p}</annotation>
  </semantics>
</math>
</file>

<file path=Object 10/content.xml><?xml version="1.0" encoding="utf-8"?>
<math xmlns="http://www.w3.org/1998/Math/MathML">
  <semantics>
    <mrow>
      <mi>k</mi>
      <mi>,</mi>
      <mo stretchy="false">ν</mo>
      <mi>,</mi>
      <mover accent="true">
        <mrow>
          <mi>l</mi>
        </mrow>
        <mo>¯</mo>
      </mover>
    </mrow>
    <annotation encoding="StarMath 5.0">k, %nu, overline {l} </annotation>
  </semantics>
</math>
</file>

<file path=Object 11/content.xml><?xml version="1.0" encoding="utf-8"?>
<math xmlns="http://www.w3.org/1998/Math/MathML">
  <semantics>
    <mrow>
      <msub>
        <mi>X</mi>
        <mrow>
          <mi>p</mi>
        </mrow>
      </msub>
    </mrow>
    <annotation encoding="StarMath 5.0">X_{p}</annotation>
  </semantics>
</math>
</file>

<file path=Object 12/content.xml><?xml version="1.0" encoding="utf-8"?>
<math xmlns="http://www.w3.org/1998/Math/MathML">
  <semantics>
    <mrow>
      <mi>M</mi>
    </mrow>
    <annotation encoding="StarMath 5.0">M</annotation>
  </semantics>
</math>
</file>

<file path=Object 13/content.xml><?xml version="1.0" encoding="utf-8"?>
<math xmlns="http://www.w3.org/1998/Math/MathML">
  <semantics>
    <mrow>
      <msub>
        <mi>F</mi>
        <mi>s</mi>
      </msub>
    </mrow>
    <annotation encoding="StarMath 5.0">F_s</annotation>
  </semantics>
</math>
</file>

<file path=Object 14/content.xml><?xml version="1.0" encoding="utf-8"?>
<math xmlns="http://www.w3.org/1998/Math/MathML">
  <semantics>
    <mrow>
      <msub>
        <mi>X</mi>
        <mrow>
          <mi>e</mi>
        </mrow>
      </msub>
    </mrow>
    <annotation encoding="StarMath 5.0">X_{e}</annotation>
  </semantics>
</math>
</file>

<file path=Object 15/content.xml><?xml version="1.0" encoding="utf-8"?>
<math xmlns="http://www.w3.org/1998/Math/MathML">
  <semantics>
    <mrow>
      <msub>
        <mi>X</mi>
        <mrow>
          <mi>p</mi>
        </mrow>
      </msub>
    </mrow>
    <annotation encoding="StarMath 5.0">X_{p}</annotation>
  </semantics>
</math>
</file>

<file path=Object 16/content.xml><?xml version="1.0" encoding="utf-8"?>
<math xmlns="http://www.w3.org/1998/Math/MathML">
  <semantics>
    <mrow>
      <mi>M</mi>
    </mrow>
    <annotation encoding="StarMath 5.0">M</annotation>
  </semantics>
</math>
</file>

<file path=Object 17/content.xml><?xml version="1.0" encoding="utf-8"?>
<math xmlns="http://www.w3.org/1998/Math/MathML">
  <semantics>
    <mrow>
      <msub>
        <mi>F</mi>
        <mrow>
          <mi>e</mi>
        </mrow>
      </msub>
    </mrow>
    <annotation encoding="StarMath 5.0">F_{e}</annotation>
  </semantics>
</math>
</file>

<file path=Object 18/content.xml><?xml version="1.0" encoding="utf-8"?>
<math xmlns="http://www.w3.org/1998/Math/MathML">
  <semantics>
    <mrow>
      <msub>
        <mi>x</mi>
        <mrow>
          <mn>0</mn>
        </mrow>
      </msub>
      <mi>,</mi>
      <msub>
        <mi>v</mi>
        <mrow>
          <mn>0</mn>
        </mrow>
      </msub>
      <mi>,</mi>
      <msub>
        <mi>m</mi>
        <mn>0</mn>
      </msub>
    </mrow>
    <annotation encoding="StarMath 5.0">x_{0}, v_{0}, m_0</annotation>
  </semantics>
</math>
</file>

<file path=Object 19/content.xml><?xml version="1.0" encoding="utf-8"?>
<math xmlns="http://www.w3.org/1998/Math/MathML">
  <semantics>
    <mrow>
      <msub>
        <mi>x</mi>
        <mrow>
          <mn>1</mn>
        </mrow>
      </msub>
      <mi>,</mi>
      <msub>
        <mi>v</mi>
        <mrow>
          <mn>1</mn>
        </mrow>
      </msub>
      <mi>,</mi>
      <msub>
        <mi>m</mi>
        <mn>1</mn>
      </msub>
    </mrow>
    <annotation encoding="StarMath 5.0">x_{1}, v_{1}, m_1</annotation>
  </semantics>
</math>
</file>

<file path=Object 2/content.xml><?xml version="1.0" encoding="utf-8"?>
<math xmlns="http://www.w3.org/1998/Math/MathML">
  <semantics>
    <mrow>
      <mi>M</mi>
    </mrow>
    <annotation encoding="StarMath 5.0">M</annotation>
  </semantics>
</math>
</file>

<file path=Object 20/content.xml><?xml version="1.0" encoding="utf-8"?>
<math xmlns="http://www.w3.org/1998/Math/MathML">
  <semantics>
    <mrow>
      <mi>k</mi>
      <mi>,</mi>
      <mo stretchy="false">ν</mo>
      <mi>,</mi>
      <mover accent="true">
        <mrow>
          <mi>l</mi>
        </mrow>
        <mo>¯</mo>
      </mover>
    </mrow>
    <annotation encoding="StarMath 5.0">k, %nu, overline {l} </annotation>
  </semantics>
</math>
</file>

<file path=Object 3/content.xml><?xml version="1.0" encoding="utf-8"?>
<math xmlns="http://www.w3.org/1998/Math/MathML">
  <semantics>
    <mrow>
      <msub>
        <mi>F</mi>
        <mi>e</mi>
      </msub>
    </mrow>
    <annotation encoding="StarMath 5.0">F_e</annotation>
  </semantics>
</math>
</file>

<file path=Object 4/content.xml><?xml version="1.0" encoding="utf-8"?>
<math xmlns="http://www.w3.org/1998/Math/MathML">
  <semantics>
    <mrow>
      <msub>
        <mi>X</mi>
        <mrow>
          <mi>e</mi>
        </mrow>
      </msub>
    </mrow>
    <annotation encoding="StarMath 5.0">X_{e}</annotation>
  </semantics>
</math>
</file>

<file path=Object 5/content.xml><?xml version="1.0" encoding="utf-8"?>
<math xmlns="http://www.w3.org/1998/Math/MathML">
  <semantics>
    <mrow>
      <msub>
        <mi>X</mi>
        <mrow>
          <mi>p</mi>
        </mrow>
      </msub>
    </mrow>
    <annotation encoding="StarMath 5.0">X_{p}</annotation>
  </semantics>
</math>
</file>

<file path=Object 6/content.xml><?xml version="1.0" encoding="utf-8"?>
<math xmlns="http://www.w3.org/1998/Math/MathML">
  <semantics>
    <mrow>
      <mi>M</mi>
    </mrow>
    <annotation encoding="StarMath 5.0">M</annotation>
  </semantics>
</math>
</file>

<file path=Object 7/content.xml><?xml version="1.0" encoding="utf-8"?>
<math xmlns="http://www.w3.org/1998/Math/MathML">
  <semantics>
    <mrow>
      <msub>
        <mi>F</mi>
        <mi>s</mi>
      </msub>
    </mrow>
    <annotation encoding="StarMath 5.0">F_s</annotation>
  </semantics>
</math>
</file>

<file path=Object 8/content.xml><?xml version="1.0" encoding="utf-8"?>
<math xmlns="http://www.w3.org/1998/Math/MathML">
  <semantics>
    <mrow>
      <msub>
        <mi>x</mi>
        <mrow>
          <mn>0</mn>
        </mrow>
      </msub>
      <mi>,</mi>
      <msub>
        <mi>v</mi>
        <mrow>
          <mn>0</mn>
        </mrow>
      </msub>
      <mi>,</mi>
      <msub>
        <mi>m</mi>
        <mn>0</mn>
      </msub>
    </mrow>
    <annotation encoding="StarMath 5.0">x_{0}, v_{0}, m_0</annotation>
  </semantics>
</math>
</file>

<file path=Object 9/content.xml><?xml version="1.0" encoding="utf-8"?>
<math xmlns="http://www.w3.org/1998/Math/MathML">
  <semantics>
    <mrow>
      <msub>
        <mi>x</mi>
        <mrow>
          <mn>1</mn>
        </mrow>
      </msub>
      <mi>,</mi>
      <msub>
        <mi>v</mi>
        <mrow>
          <mn>1</mn>
        </mrow>
      </msub>
      <mi>,</mi>
      <msub>
        <mi>m</mi>
        <mn>1</mn>
      </msub>
    </mrow>
    <annotation encoding="StarMath 5.0">x_{1}, v_{1}, m_1</annotation>
  </semantics>
</math>
</file>